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34ef" officeooo:paragraph-rsid="000634ef"/>
    </style:style>
    <style:style style:name="P2" style:family="paragraph" style:parent-style-name="Standard">
      <style:text-properties officeooo:rsid="0008efcc" officeooo:paragraph-rsid="0008efcc"/>
    </style:style>
    <style:style style:name="P3" style:family="paragraph" style:parent-style-name="Standard">
      <style:text-properties officeooo:rsid="000634ef" officeooo:paragraph-rsid="000b5733"/>
    </style:style>
    <style:style style:name="P4" style:family="paragraph" style:parent-style-name="Standard">
      <style:text-properties officeooo:rsid="000634ef" officeooo:paragraph-rsid="000634ef"/>
    </style:style>
    <style:style style:name="P5" style:family="paragraph" style:parent-style-name="Standard">
      <style:text-properties officeooo:rsid="000b5733" officeooo:paragraph-rsid="000b5733"/>
    </style:style>
    <style:style style:name="T1" style:family="text">
      <style:text-properties officeooo:rsid="0007a344"/>
    </style:style>
    <style:style style:name="T2" style:family="text">
      <style:text-properties officeooo:rsid="000b5733"/>
    </style:style>
    <style:style style:name="T3" style:family="text">
      <style:text-properties officeooo:rsid="000bb6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and User Manual for the Artist Portfolio Management Program</text:p>
      <text:p text:style-name="P1"/>
      <text:p text:style-name="P1">ver. <text:s/>alpha1 13 Jan 2020 – Chris Rehm </text:p>
      <text:p text:style-name="P1"/>
      <text:p text:style-name="P1"/>
      <text:p text:style-name="P1">1. Purpose:</text:p>
      <text:p text:style-name="P1"/>
      <text:p text:style-name="P1"><text:tab/><text:span text:style-name="T1">This program is used to manage data for a portfolio of works by an artist. It can store descriptions, work names date and place created, <text:s/>which galleries display the work, prices etc, as well as create <text:s/>CSV files ( that can be imported to excel or LibreOffice spreadsheet documents) and PDF’s ( coming shortly, by 20 Jan 2020) of each individual work, for catalogs and information sheets for handout at shows fairs , to interested galleries etc.</text:span></text:p>
      <text:p text:style-name="P1"/>
      <text:p text:style-name="P3"><text:s/><text:tab/><text:span text:style-name="T1">Inspiration: <text:s/>I started developing this program when I realized that with 60 paintings in my portfolio, and various photos, and written documents I needed a better management system for <text:s/>this data. </text:span></text:p>
      <text:p text:style-name="P1"/>
      <text:p text:style-name="P1">2. Installation:</text:p>
      <text:p text:style-name="P1"/>
      <text:p text:style-name="P1"><text:tab/><text:span text:style-name="T1">This program is written in Python 3.5 and requires wxPython 4.0 ( or higher) <text:s/>widgets to function. It should install on all Debian systems, and most likely red hat, and mac systems. It uses a lot of system commands to function and needs a separate version to run on windows. Contact me if you are interested in working on this.</text:span></text:p>
      <text:p text:style-name="P1"/>
      <text:p text:style-name="P2"><text:s text:c="7"/>Basically you <text:span text:style-name="T2">install</text:span> wxPython with pip3. <text:s/>Python3.x should come with your system.</text:p>
      <text:p text:style-name="P1"/>
      <text:p text:style-name="P1">3. <text:s/>Set Up:</text:p>
      <text:p text:style-name="P1"/>
      <text:p text:style-name="P1"><text:tab/><text:span text:style-name="T2">open the program, and use the load directory button to select a directory you have previously created on your op system where you wish to store pictures. </text:span></text:p>
      <text:p text:style-name="P1"/>
      <text:p text:style-name="P1"><text:tab/><text:span text:style-name="T2">Then use the create new subcategory menu item to create as many categories of artworks as you wish.</text:span></text:p>
      <text:p text:style-name="P1"/>
      <text:p text:style-name="P5"><text:tab/>Then you can use the new painting menu item to add each individual work. You <text:s/>do not have to fill in all the data at when created, you can add information later if you wish. </text:p>
      <text:p text:style-name="P5"/>
      <text:p text:style-name="P5">The rest is pretty self explanatory. Use the scroll buttons at the top to scroll thru <text:span text:style-name="T3">categories</text:span> and works of art. Use the make pdf button to produce pdf files of the info about individual works of art. </text:p>
      <text:p text:style-name="P1"/>
      <text:p text:style-name="P1">4: Menu Tasks:</text:p>
      <text:p text:style-name="P1"/>
      <text:p text:style-name="P1"><text:tab/><text:span text:style-name="T2">coming in the future</text:span></text:p>
      <text:p text:style-name="P1"/>
      <text:p text:style-name="P1">5: Screen Tasks:</text:p>
      <text:p text:style-name="P1"/>
      <text:p text:style-name="P1"><text:tab/><text:span text:style-name="T2">previous and next painting :scrolls thru works in a category</text:span></text:p>
      <text:p text:style-name="P1"/>
      <text:p text:style-name="P1"><text:tab/><text:span text:style-name="T2">previous and next category: scrolls thru categories</text:span></text:p>
      <text:p text:style-name="P1"/>
      <text:p text:style-name="P1"><text:tab/><text:span text:style-name="T2">save work: saves newly entered data</text:span></text:p>
      <text:p text:style-name="P1"/>
      <text:p text:style-name="P5"><text:soft-page-break/><text:tab/>print pdf: this prints the pdf, currently to the main info folder. </text:p>
      <text:p text:style-name="P1"/>
      <text:p text:style-name="P1">6. Planned Future Features:</text:p>
      <text:p text:style-name="P1"/>
      <text:p text:style-name="P1"/>
      <text:p text:style-name="P1">7. Bug Reporting:</text:p>
      <text:p text:style-name="P1"/>
      <text:p text:style-name="P1"><text:s text:c="7"/><text:span text:style-name="T2">Please report bugs, problems and suggestions to the following email address:</text:span></text:p>
      <text:p text:style-name="P1"/>
      <text:p text:style-name="P1"><text:s text:c="7"/><text:span text:style-name="T2">you can address the emails to chris </text:span></text:p>
      <text:p text:style-name="P1"/>
      <text:p text:style-name="P1"><text:tab/><text:span text:style-name="T2">jfs@tandkcybernetics.christopherrehm.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Rehm</meta:initial-creator>
    <meta:creation-date>2020-01-13T13:58:36.049691718</meta:creation-date>
    <dc:date>2020-01-13T20:56:07.966518268</dc:date>
    <dc:creator>Christopher Rehm</dc:creator>
    <meta:editing-duration>PT7M1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2" meta:paragraph-count="25" meta:word-count="393" meta:character-count="2323" meta:non-whitespace-character-count="1904"/>
  </office:meta>
</office:document-meta>
</file>